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2">
          <table:table-cell office:value-type="string">
            <text:p>Entity Couple</text:p>
          </table:table-cell>
          <table:table-cell office:value-type="string">
            <text:p>Annotator</text:p>
          </table:table-cell>
          <table:table-cell office:value-type="string">
            <text:p>1. Would you say these entities are closely related in any way?</text:p>
          </table:table-cell>
          <table:table-cell office:value-type="string">
            <text:p>2. Do you already *know* the nature of the relationship?</text:p>
          </table:table-cell>
          <table:table-cell office:value-type="string">
            <text:p>3. Would you *be curious* in learning more about this relationship - if there were one?</text:p>
          </table:table-cell>
          <table:table-cell office:value-type="string">
            <text:p>Result</text:p>
          </table:table-cell>
          <table:table-cell office:value-type="string">
            <text:p>Surprisal</text:p>
          </table:table-cell>
          <table:table-cell office:value-type="string">
            <text:p>Annotation</text:p>
          </table:table-cell>
          <table:table-cell office:value-type="string">
            <text:p>S_corrected_Annotation</text:p>
          </table:table-cell>
          <table:table-cell office:value-type="string">
            <text:p>First Question</text:p>
          </table:table-cell>
          <table:table-cell office:value-type="string">
            <text:p>Second Question</text:p>
          </table:table-cell>
        </table:table-row>
        <table:table-row table:style-name="ro1">
          <table:table-cell office:value-type="string">
            <text:p>Entity Pair 1: Somalia AND Silk_Road</text:p>
          </table:table-cell>
          <table:table-cell office:value-type="string">
            <text:p>Anonymous User 1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2]=&quot;Yes&quot;;1;0)" office:value-type="float" office:value="0">
            <text:p>0</text:p>
          </table:table-cell>
          <table:table-cell table:formula="of:=IF([.D2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: Somalia AND Silk_Road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3]=&quot;Yes&quot;;1;0)" office:value-type="float" office:value="1">
            <text:p>1</text:p>
          </table:table-cell>
          <table:table-cell table:formula="of:=IF([.D3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: Somalia AND Silk_Road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4]=&quot;Yes&quot;;1;0)" office:value-type="float" office:value="0">
            <text:p>0</text:p>
          </table:table-cell>
          <table:table-cell table:formula="of:=IF([.D4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2: List_of_Indian_film_actresses AND Bipasha_Basu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5]=&quot;Yes&quot;;1;0)" office:value-type="float" office:value="1">
            <text:p>1</text:p>
          </table:table-cell>
          <table:table-cell table:formula="of:=IF([.D5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2: List_of_Indian_film_actresses AND Bipasha_Basu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6]=&quot;Yes&quot;;1;0)" office:value-type="float" office:value="1">
            <text:p>1</text:p>
          </table:table-cell>
          <table:table-cell table:formula="of:=IF([.D6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2: List_of_Indian_film_actresses AND Bipasha_Basu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7]=&quot;Yes&quot;;1;0)" office:value-type="float" office:value="1">
            <text:p>1</text:p>
          </table:table-cell>
          <table:table-cell table:formula="of:=IF([.D7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3: Måneskin AND Aerosmith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8]=&quot;Yes&quot;;1;0)" office:value-type="float" office:value="1">
            <text:p>1</text:p>
          </table:table-cell>
          <table:table-cell table:formula="of:=IF([.D8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3: Måneskin AND Aerosmith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9]=&quot;Yes&quot;;1;0)" office:value-type="float" office:value="1">
            <text:p>1</text:p>
          </table:table-cell>
          <table:table-cell table:formula="of:=IF([.D9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3: Måneskin AND Aerosmith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0]=&quot;Yes&quot;;1;0)" office:value-type="float" office:value="1">
            <text:p>1</text:p>
          </table:table-cell>
          <table:table-cell table:formula="of:=IF([.D10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4: Cologne_Cathedral AND Panther_tank</text:p>
          </table:table-cell>
          <table:table-cell office:value-type="string">
            <text:p>Anonymous User 1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11]=&quot;Yes&quot;;1;0)" office:value-type="float" office:value="0">
            <text:p>0</text:p>
          </table:table-cell>
          <table:table-cell table:formula="of:=IF([.D11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4: Cologne_Cathedral AND Panther_tank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12]=&quot;Yes&quot;;1;0)" office:value-type="float" office:value="0">
            <text:p>0</text:p>
          </table:table-cell>
          <table:table-cell table:formula="of:=IF([.D12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4: Cologne_Cathedral AND Panther_tank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3]=&quot;Yes&quot;;1;0)" office:value-type="float" office:value="1">
            <text:p>1</text:p>
          </table:table-cell>
          <table:table-cell table:formula="of:=IF([.D13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5: Peter_Gabriel AND Grammy_Awards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Mildly Unexpected</text:p>
          </table:table-cell>
          <table:table-cell table:number-columns-repeated="2" office:value-type="string">
            <text:p>0,5</text:p>
          </table:table-cell>
          <table:table-cell table:formula="of:=IF([.C14]=&quot;Yes&quot;;1;0)" office:value-type="float" office:value="1">
            <text:p>1</text:p>
          </table:table-cell>
          <table:table-cell table:formula="of:=IF([.D14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5: Peter_Gabriel AND Grammy_Awards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5]=&quot;Yes&quot;;1;0)" office:value-type="float" office:value="1">
            <text:p>1</text:p>
          </table:table-cell>
          <table:table-cell table:formula="of:=IF([.D15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5: Peter_Gabriel AND Grammy_Awards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6]=&quot;Yes&quot;;1;0)" office:value-type="float" office:value="1">
            <text:p>1</text:p>
          </table:table-cell>
          <table:table-cell table:formula="of:=IF([.D16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6: Jammu_and_Kashmir_(union_territory) AND Islam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17]=&quot;Yes&quot;;1;0)" office:value-type="float" office:value="1">
            <text:p>1</text:p>
          </table:table-cell>
          <table:table-cell table:formula="of:=IF([.D17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6: Jammu_and_Kashmir_(union_territory) AND Islam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18]=&quot;Yes&quot;;1;0)" office:value-type="float" office:value="0">
            <text:p>0</text:p>
          </table:table-cell>
          <table:table-cell table:formula="of:=IF([.D18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6: Jammu_and_Kashmir_(union_territory) AND Islam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9]=&quot;Yes&quot;;1;0)" office:value-type="float" office:value="1">
            <text:p>1</text:p>
          </table:table-cell>
          <table:table-cell table:formula="of:=IF([.D19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7: Euthanasia AND Canada</text:p>
          </table:table-cell>
          <table:table-cell office:value-type="string">
            <text:p>Anonymous User 1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20]=&quot;Yes&quot;;1;0)" office:value-type="float" office:value="0">
            <text:p>0</text:p>
          </table:table-cell>
          <table:table-cell table:formula="of:=IF([.D20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7: Euthanasia AND Canada</text:p>
          </table:table-cell>
          <table:table-cell office:value-type="string">
            <text:p>Anonymous User 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21]=&quot;Yes&quot;;1;0)" office:value-type="float" office:value="1">
            <text:p>1</text:p>
          </table:table-cell>
          <table:table-cell table:formula="of:=IF([.D21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7: Euthanasia AND Canada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22]=&quot;Yes&quot;;1;0)" office:value-type="float" office:value="1">
            <text:p>1</text:p>
          </table:table-cell>
          <table:table-cell table:formula="of:=IF([.D22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8: Sicily AND Sicilian_Mafia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23]=&quot;Yes&quot;;1;0)" office:value-type="float" office:value="1">
            <text:p>1</text:p>
          </table:table-cell>
          <table:table-cell table:formula="of:=IF([.D23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8: Sicily AND Sicilian_Mafia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24]=&quot;Yes&quot;;1;0)" office:value-type="float" office:value="1">
            <text:p>1</text:p>
          </table:table-cell>
          <table:table-cell table:formula="of:=IF([.D24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8: Sicily AND Sicilian_Mafia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25]=&quot;Yes&quot;;1;0)" office:value-type="float" office:value="1">
            <text:p>1</text:p>
          </table:table-cell>
          <table:table-cell table:formula="of:=IF([.D25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9: Jaws_(film) AND Library_of_Congress</text:p>
          </table:table-cell>
          <table:table-cell office:value-type="string">
            <text:p>Anonymous User 1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26]=&quot;Yes&quot;;1;0)" office:value-type="float" office:value="0">
            <text:p>0</text:p>
          </table:table-cell>
          <table:table-cell table:formula="of:=IF([.D26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9: Jaws_(film) AND Library_of_Congress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27]=&quot;Yes&quot;;1;0)" office:value-type="float" office:value="0">
            <text:p>0</text:p>
          </table:table-cell>
          <table:table-cell table:formula="of:=IF([.D27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9: Jaws_(film) AND Library_of_Congress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28]=&quot;Yes&quot;;1;0)" office:value-type="float" office:value="0">
            <text:p>0</text:p>
          </table:table-cell>
          <table:table-cell table:formula="of:=IF([.D28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0: Oak AND Proto-Indo-European_language</text:p>
          </table:table-cell>
          <table:table-cell office:value-type="string">
            <text:p>Anonymous User 1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29]=&quot;Yes&quot;;1;0)" office:value-type="float" office:value="0">
            <text:p>0</text:p>
          </table:table-cell>
          <table:table-cell table:formula="of:=IF([.D29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0: Oak AND Proto-Indo-European_language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30]=&quot;Yes&quot;;1;0)" office:value-type="float" office:value="0">
            <text:p>0</text:p>
          </table:table-cell>
          <table:table-cell table:formula="of:=IF([.D30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0: Oak AND Proto-Indo-European_language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31]=&quot;Yes&quot;;1;0)" office:value-type="float" office:value="1">
            <text:p>1</text:p>
          </table:table-cell>
          <table:table-cell table:formula="of:=IF([.D31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11: Bubble_tea AND Konjac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Mildly Unexpected</text:p>
          </table:table-cell>
          <table:table-cell table:number-columns-repeated="2" office:value-type="string">
            <text:p>0,5</text:p>
          </table:table-cell>
          <table:table-cell table:formula="of:=IF([.C32]=&quot;Yes&quot;;1;0)" office:value-type="float" office:value="1">
            <text:p>1</text:p>
          </table:table-cell>
          <table:table-cell table:formula="of:=IF([.D32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: Bubble_tea AND Konjac</text:p>
          </table:table-cell>
          <table:table-cell office:value-type="string">
            <text:p>Anonymous User 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33]=&quot;Yes&quot;;1;0)" office:value-type="float" office:value="1">
            <text:p>1</text:p>
          </table:table-cell>
          <table:table-cell table:formula="of:=IF([.D33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: Bubble_tea AND Konjac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34]=&quot;Yes&quot;;1;0)" office:value-type="float" office:value="0">
            <text:p>0</text:p>
          </table:table-cell>
          <table:table-cell table:formula="of:=IF([.D34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2: Brendon_Urie AND Attention_deficit_hyperactivity_disorder</text:p>
          </table:table-cell>
          <table:table-cell office:value-type="string">
            <text:p>Anonymous User 1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35]=&quot;Yes&quot;;1;0)" office:value-type="float" office:value="0">
            <text:p>0</text:p>
          </table:table-cell>
          <table:table-cell table:formula="of:=IF([.D35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2: Brendon_Urie AND Attention_deficit_hyperactivity_disorder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36]=&quot;Yes&quot;;1;0)" office:value-type="float" office:value="1">
            <text:p>1</text:p>
          </table:table-cell>
          <table:table-cell table:formula="of:=IF([.D36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12: Brendon_Urie AND Attention_deficit_hyperactivity_disorder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37]=&quot;Yes&quot;;1;0)" office:value-type="float" office:value="1">
            <text:p>1</text:p>
          </table:table-cell>
          <table:table-cell table:formula="of:=IF([.D37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13: Chris_Rea AND Ayrton_Senna</text:p>
          </table:table-cell>
          <table:table-cell office:value-type="string">
            <text:p>Anonymous User 1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38]=&quot;Yes&quot;;1;0)" office:value-type="float" office:value="0">
            <text:p>0</text:p>
          </table:table-cell>
          <table:table-cell table:formula="of:=IF([.D38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3: Chris_Rea AND Ayrton_Senna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39]=&quot;Yes&quot;;1;0)" office:value-type="float" office:value="0">
            <text:p>0</text:p>
          </table:table-cell>
          <table:table-cell table:formula="of:=IF([.D39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3: Chris_Rea AND Ayrton_Senna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40]=&quot;Yes&quot;;1;0)" office:value-type="float" office:value="1">
            <text:p>1</text:p>
          </table:table-cell>
          <table:table-cell table:formula="of:=IF([.D40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4: Portugal AND Sweden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41]=&quot;Yes&quot;;1;0)" office:value-type="float" office:value="1">
            <text:p>1</text:p>
          </table:table-cell>
          <table:table-cell table:formula="of:=IF([.D41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4: Portugal AND Sweden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42]=&quot;Yes&quot;;1;0)" office:value-type="float" office:value="0">
            <text:p>0</text:p>
          </table:table-cell>
          <table:table-cell table:formula="of:=IF([.D42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4: Portugal AND Sweden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43]=&quot;Yes&quot;;1;0)" office:value-type="float" office:value="1">
            <text:p>1</text:p>
          </table:table-cell>
          <table:table-cell table:formula="of:=IF([.D43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5: Darth_Vader AND Star_Wars:_Episode_I_–_The_Phantom_Menace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44]=&quot;Yes&quot;;1;0)" office:value-type="float" office:value="1">
            <text:p>1</text:p>
          </table:table-cell>
          <table:table-cell table:formula="of:=IF([.D44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5: Darth_Vader AND Star_Wars:_Episode_I_–_The_Phantom_Menace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45]=&quot;Yes&quot;;1;0)" office:value-type="float" office:value="1">
            <text:p>1</text:p>
          </table:table-cell>
          <table:table-cell table:formula="of:=IF([.D45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5: Darth_Vader AND Star_Wars:_Episode_I_–_The_Phantom_Menace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46]=&quot;Yes&quot;;1;0)" office:value-type="float" office:value="1">
            <text:p>1</text:p>
          </table:table-cell>
          <table:table-cell table:formula="of:=IF([.D46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6: India_national_football_team AND 2010_FIFA_World_Cup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47]=&quot;Yes&quot;;1;0)" office:value-type="float" office:value="1">
            <text:p>1</text:p>
          </table:table-cell>
          <table:table-cell table:formula="of:=IF([.D47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6: India_national_football_team AND 2010_FIFA_World_Cup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48]=&quot;Yes&quot;;1;0)" office:value-type="float" office:value="1">
            <text:p>1</text:p>
          </table:table-cell>
          <table:table-cell table:formula="of:=IF([.D48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6: India_national_football_team AND 2010_FIFA_World_Cup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49]=&quot;Yes&quot;;1;0)" office:value-type="float" office:value="0">
            <text:p>0</text:p>
          </table:table-cell>
          <table:table-cell table:formula="of:=IF([.D49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7: Andaman_and_Nicobar_Islands AND Bengali_language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50]=&quot;Yes&quot;;1;0)" office:value-type="float" office:value="1">
            <text:p>1</text:p>
          </table:table-cell>
          <table:table-cell table:formula="of:=IF([.D50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7: Andaman_and_Nicobar_Islands AND Bengali_language</text:p>
          </table:table-cell>
          <table:table-cell office:value-type="string">
            <text:p>Anonymous User 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51]=&quot;Yes&quot;;1;0)" office:value-type="float" office:value="1">
            <text:p>1</text:p>
          </table:table-cell>
          <table:table-cell table:formula="of:=IF([.D51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7: Andaman_and_Nicobar_Islands AND Bengali_language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52]=&quot;Yes&quot;;1;0)" office:value-type="float" office:value="1">
            <text:p>1</text:p>
          </table:table-cell>
          <table:table-cell table:formula="of:=IF([.D52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18: Muhamed_(horse) AND Genius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53]=&quot;Yes&quot;;1;0)" office:value-type="float" office:value="1">
            <text:p>1</text:p>
          </table:table-cell>
          <table:table-cell table:formula="of:=IF([.D53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8: Muhamed_(horse) AND Genius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54]=&quot;Yes&quot;;1;0)" office:value-type="float" office:value="0">
            <text:p>0</text:p>
          </table:table-cell>
          <table:table-cell table:formula="of:=IF([.D54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8: Muhamed_(horse) AND Genius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55]=&quot;Yes&quot;;1;0)" office:value-type="float" office:value="0">
            <text:p>0</text:p>
          </table:table-cell>
          <table:table-cell table:formula="of:=IF([.D55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9: White_Paper_of_1939 AND 1936–1939_Arab_revolt_in_Palestine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56]=&quot;Yes&quot;;1;0)" office:value-type="float" office:value="1">
            <text:p>1</text:p>
          </table:table-cell>
          <table:table-cell table:formula="of:=IF([.D56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9: White_Paper_of_1939 AND 1936–1939_Arab_revolt_in_Palestine</text:p>
          </table:table-cell>
          <table:table-cell office:value-type="string">
            <text:p>Anonymous User 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57]=&quot;Yes&quot;;1;0)" office:value-type="float" office:value="1">
            <text:p>1</text:p>
          </table:table-cell>
          <table:table-cell table:formula="of:=IF([.D57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9: White_Paper_of_1939 AND 1936–1939_Arab_revolt_in_Palestine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58]=&quot;Yes&quot;;1;0)" office:value-type="float" office:value="1">
            <text:p>1</text:p>
          </table:table-cell>
          <table:table-cell table:formula="of:=IF([.D58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20: Sleeping_Beauty_(1959_film) AND Walt_Disney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59]=&quot;Yes&quot;;1;0)" office:value-type="float" office:value="1">
            <text:p>1</text:p>
          </table:table-cell>
          <table:table-cell table:formula="of:=IF([.D59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20: Sleeping_Beauty_(1959_film) AND Walt_Disney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60]=&quot;Yes&quot;;1;0)" office:value-type="float" office:value="1">
            <text:p>1</text:p>
          </table:table-cell>
          <table:table-cell table:formula="of:=IF([.D60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20: Sleeping_Beauty_(1959_film) AND Walt_Disney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61]=&quot;Yes&quot;;1;0)" office:value-type="float" office:value="1">
            <text:p>1</text:p>
          </table:table-cell>
          <table:table-cell table:formula="of:=IF([.D61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21: When_Harry_Met_Sally... AND Billy_Crystal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62]=&quot;Yes&quot;;1;0)" office:value-type="float" office:value="1">
            <text:p>1</text:p>
          </table:table-cell>
          <table:table-cell table:formula="of:=IF([.D62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21: When_Harry_Met_Sally... AND Billy_Crystal</text:p>
          </table:table-cell>
          <table:table-cell office:value-type="string">
            <text:p>Anonymous User 2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Mildly Unexpected</text:p>
          </table:table-cell>
          <table:table-cell table:number-columns-repeated="2" office:value-type="string">
            <text:p>0,5</text:p>
          </table:table-cell>
          <table:table-cell table:formula="of:=IF([.C63]=&quot;Yes&quot;;1;0)" office:value-type="float" office:value="1">
            <text:p>1</text:p>
          </table:table-cell>
          <table:table-cell table:formula="of:=IF([.D63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21: When_Harry_Met_Sally... AND Billy_Crystal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64]=&quot;Yes&quot;;1;0)" office:value-type="float" office:value="1">
            <text:p>1</text:p>
          </table:table-cell>
          <table:table-cell table:formula="of:=IF([.D64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22: Glenne_Headly AND Psych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65]=&quot;Yes&quot;;1;0)" office:value-type="float" office:value="1">
            <text:p>1</text:p>
          </table:table-cell>
          <table:table-cell table:formula="of:=IF([.D65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22: Glenne_Headly AND Psych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66]=&quot;Yes&quot;;1;0)" office:value-type="float" office:value="1">
            <text:p>1</text:p>
          </table:table-cell>
          <table:table-cell table:formula="of:=IF([.D66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22: Glenne_Headly AND Psych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67]=&quot;Yes&quot;;1;0)" office:value-type="float" office:value="0">
            <text:p>0</text:p>
          </table:table-cell>
          <table:table-cell table:formula="of:=IF([.D67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23: Robert_F._Kennedy AND John_F._Kennedy_Jr.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68]=&quot;Yes&quot;;1;0)" office:value-type="float" office:value="1">
            <text:p>1</text:p>
          </table:table-cell>
          <table:table-cell table:formula="of:=IF([.D68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23: Robert_F._Kennedy AND John_F._Kennedy_Jr.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69]=&quot;Yes&quot;;1;0)" office:value-type="float" office:value="1">
            <text:p>1</text:p>
          </table:table-cell>
          <table:table-cell table:formula="of:=IF([.D69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23: Robert_F._Kennedy AND John_F._Kennedy_Jr.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70]=&quot;Yes&quot;;1;0)" office:value-type="float" office:value="1">
            <text:p>1</text:p>
          </table:table-cell>
          <table:table-cell table:formula="of:=IF([.D70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24: The_Devil_Is_a_Part-Timer! AND McDonald's</text:p>
          </table:table-cell>
          <table:table-cell office:value-type="string">
            <text:p>Anonymous User 1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71]=&quot;Yes&quot;;1;0)" office:value-type="float" office:value="0">
            <text:p>0</text:p>
          </table:table-cell>
          <table:table-cell table:formula="of:=IF([.D71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24: The_Devil_Is_a_Part-Timer! AND McDonald's</text:p>
          </table:table-cell>
          <table:table-cell office:value-type="string">
            <text:p>Anonymous User 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72]=&quot;Yes&quot;;1;0)" office:value-type="float" office:value="1">
            <text:p>1</text:p>
          </table:table-cell>
          <table:table-cell table:formula="of:=IF([.D72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24: The_Devil_Is_a_Part-Timer! AND McDonald's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73]=&quot;Yes&quot;;1;0)" office:value-type="float" office:value="0">
            <text:p>0</text:p>
          </table:table-cell>
          <table:table-cell table:formula="of:=IF([.D73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25: List_of_American_Dad!_characters AND Seth_MacFarlane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74]=&quot;Yes&quot;;1;0)" office:value-type="float" office:value="1">
            <text:p>1</text:p>
          </table:table-cell>
          <table:table-cell table:formula="of:=IF([.D74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25: List_of_American_Dad!_characters AND Seth_MacFarlane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75]=&quot;Yes&quot;;1;0)" office:value-type="float" office:value="1">
            <text:p>1</text:p>
          </table:table-cell>
          <table:table-cell table:formula="of:=IF([.D75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25: List_of_American_Dad!_characters AND Seth_MacFarlane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76]=&quot;Yes&quot;;1;0)" office:value-type="float" office:value="0">
            <text:p>0</text:p>
          </table:table-cell>
          <table:table-cell table:formula="of:=IF([.D76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26: Nigeria AND Islam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77]=&quot;Yes&quot;;1;0)" office:value-type="float" office:value="1">
            <text:p>1</text:p>
          </table:table-cell>
          <table:table-cell table:formula="of:=IF([.D77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26: Nigeria AND Islam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78]=&quot;Yes&quot;;1;0)" office:value-type="float" office:value="0">
            <text:p>0</text:p>
          </table:table-cell>
          <table:table-cell table:formula="of:=IF([.D78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26: Nigeria AND Islam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79]=&quot;Yes&quot;;1;0)" office:value-type="float" office:value="1">
            <text:p>1</text:p>
          </table:table-cell>
          <table:table-cell table:formula="of:=IF([.D79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27: Sam_Darnold AND Zach_Wilson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80]=&quot;Yes&quot;;1;0)" office:value-type="float" office:value="1">
            <text:p>1</text:p>
          </table:table-cell>
          <table:table-cell table:formula="of:=IF([.D80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27: Sam_Darnold AND Zach_Wilson</text:p>
          </table:table-cell>
          <table:table-cell office:value-type="string">
            <text:p>Anonymous User 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81]=&quot;Yes&quot;;1;0)" office:value-type="float" office:value="1">
            <text:p>1</text:p>
          </table:table-cell>
          <table:table-cell table:formula="of:=IF([.D81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27: Sam_Darnold AND Zach_Wilson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82]=&quot;Yes&quot;;1;0)" office:value-type="float" office:value="0">
            <text:p>0</text:p>
          </table:table-cell>
          <table:table-cell table:formula="of:=IF([.D82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08: Arnold_Schwarzenegger AND The_Running_Man_(1987_film)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83]=&quot;Yes&quot;;1;0)" office:value-type="float" office:value="1">
            <text:p>1</text:p>
          </table:table-cell>
          <table:table-cell table:formula="of:=IF([.D83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08: Arnold_Schwarzenegger AND The_Running_Man_(1987_film)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84]=&quot;Yes&quot;;1;0)" office:value-type="float" office:value="1">
            <text:p>1</text:p>
          </table:table-cell>
          <table:table-cell table:formula="of:=IF([.D84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08: Arnold_Schwarzenegger AND The_Running_Man_(1987_film)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85]=&quot;Yes&quot;;1;0)" office:value-type="float" office:value="1">
            <text:p>1</text:p>
          </table:table-cell>
          <table:table-cell table:formula="of:=IF([.D85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09: Lady_Gaga AND David_Bowie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86]=&quot;Yes&quot;;1;0)" office:value-type="float" office:value="1">
            <text:p>1</text:p>
          </table:table-cell>
          <table:table-cell table:formula="of:=IF([.D86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09: Lady_Gaga AND David_Bowie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87]=&quot;Yes&quot;;1;0)" office:value-type="float" office:value="1">
            <text:p>1</text:p>
          </table:table-cell>
          <table:table-cell table:formula="of:=IF([.D87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09: Lady_Gaga AND David_Bowie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88]=&quot;Yes&quot;;1;0)" office:value-type="float" office:value="1">
            <text:p>1</text:p>
          </table:table-cell>
          <table:table-cell table:formula="of:=IF([.D88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10: Bond_girl AND The_Spy_Who_Loved_Me_(film)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89]=&quot;Yes&quot;;1;0)" office:value-type="float" office:value="1">
            <text:p>1</text:p>
          </table:table-cell>
          <table:table-cell table:formula="of:=IF([.D89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10: Bond_girl AND The_Spy_Who_Loved_Me_(film)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90]=&quot;Yes&quot;;1;0)" office:value-type="float" office:value="1">
            <text:p>1</text:p>
          </table:table-cell>
          <table:table-cell table:formula="of:=IF([.D90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10: Bond_girl AND The_Spy_Who_Loved_Me_(film)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91]=&quot;Yes&quot;;1;0)" office:value-type="float" office:value="1">
            <text:p>1</text:p>
          </table:table-cell>
          <table:table-cell table:formula="of:=IF([.D91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111: Hum_Aapke_Hain_Koun..! AND List_of_highest-grossing_films_in_India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92]=&quot;Yes&quot;;1;0)" office:value-type="float" office:value="1">
            <text:p>1</text:p>
          </table:table-cell>
          <table:table-cell table:formula="of:=IF([.D92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1: Hum_Aapke_Hain_Koun..! AND List_of_highest-grossing_films_in_India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93]=&quot;Yes&quot;;1;0)" office:value-type="float" office:value="1">
            <text:p>1</text:p>
          </table:table-cell>
          <table:table-cell table:formula="of:=IF([.D93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111: Hum_Aapke_Hain_Koun..! AND List_of_highest-grossing_films_in_India</text:p>
          </table:table-cell>
          <table:table-cell office:value-type="string">
            <text:p>Anonymous User 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Mildly Unexpected</text:p>
          </table:table-cell>
          <table:table-cell table:number-columns-repeated="2" office:value-type="float" office:value="0">
            <text:p>0</text:p>
          </table:table-cell>
          <table:table-cell table:formula="of:=IF([.C94]=&quot;Yes&quot;;1;0)" office:value-type="float" office:value="1">
            <text:p>1</text:p>
          </table:table-cell>
          <table:table-cell table:formula="of:=IF([.D94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2: Mena_Suvari AND American_Horror_Story:_Apocalypse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95]=&quot;Yes&quot;;1;0)" office:value-type="float" office:value="1">
            <text:p>1</text:p>
          </table:table-cell>
          <table:table-cell table:formula="of:=IF([.D95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2: Mena_Suvari AND American_Horror_Story:_Apocalypse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96]=&quot;Yes&quot;;1;0)" office:value-type="float" office:value="0">
            <text:p>0</text:p>
          </table:table-cell>
          <table:table-cell table:formula="of:=IF([.D96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2: Mena_Suvari AND American_Horror_Story:_Apocalypse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97]=&quot;Yes&quot;;1;0)" office:value-type="float" office:value="1">
            <text:p>1</text:p>
          </table:table-cell>
          <table:table-cell table:formula="of:=IF([.D97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13: Doctor_Strange_in_the_Multiverse_of_Madness AND Ms._Marvel_(miniseries)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98]=&quot;Yes&quot;;1;0)" office:value-type="float" office:value="1">
            <text:p>1</text:p>
          </table:table-cell>
          <table:table-cell table:formula="of:=IF([.D98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13: Doctor_Strange_in_the_Multiverse_of_Madness AND Ms._Marvel_(miniseries)</text:p>
          </table:table-cell>
          <table:table-cell office:value-type="string">
            <text:p>Anonymous User 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99]=&quot;Yes&quot;;1;0)" office:value-type="float" office:value="1">
            <text:p>1</text:p>
          </table:table-cell>
          <table:table-cell table:formula="of:=IF([.D99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13: Doctor_Strange_in_the_Multiverse_of_Madness AND Ms._Marvel_(miniseries)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00]=&quot;Yes&quot;;1;0)" office:value-type="float" office:value="1">
            <text:p>1</text:p>
          </table:table-cell>
          <table:table-cell table:formula="of:=IF([.D100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14: Assassination_of_Martin_Luther_King_Jr. AND James_Earl_Ray</text:p>
          </table:table-cell>
          <table:table-cell office:value-type="string">
            <text:p>Anonymous User 1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01]=&quot;Yes&quot;;1;0)" office:value-type="float" office:value="1">
            <text:p>1</text:p>
          </table:table-cell>
          <table:table-cell table:formula="of:=IF([.D101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14: Assassination_of_Martin_Luther_King_Jr. AND James_Earl_Ray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02]=&quot;Yes&quot;;1;0)" office:value-type="float" office:value="1">
            <text:p>1</text:p>
          </table:table-cell>
          <table:table-cell table:formula="of:=IF([.D102]=&quot;Yes&quot;;1;0)" office:value-type="float" office:value="1">
            <text:p>1</text:p>
          </table:table-cell>
        </table:table-row>
        <table:table-row table:style-name="ro1">
          <table:table-cell office:value-type="string">
            <text:p>Entity Pair 114: Assassination_of_Martin_Luther_King_Jr. AND James_Earl_Ray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03]=&quot;Yes&quot;;1;0)" office:value-type="float" office:value="1">
            <text:p>1</text:p>
          </table:table-cell>
          <table:table-cell table:formula="of:=IF([.D103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115: Bhool_Bhulaiyaa_2 AND Kiara_Advani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104]=&quot;Yes&quot;;1;0)" office:value-type="float" office:value="1">
            <text:p>1</text:p>
          </table:table-cell>
          <table:table-cell table:formula="of:=IF([.D104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5: Bhool_Bhulaiyaa_2 AND Kiara_Advani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05]=&quot;Yes&quot;;1;0)" office:value-type="float" office:value="1">
            <text:p>1</text:p>
          </table:table-cell>
          <table:table-cell table:formula="of:=IF([.D105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115: Bhool_Bhulaiyaa_2 AND Kiara_Advani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106]=&quot;Yes&quot;;1;0)" office:value-type="float" office:value="0">
            <text:p>0</text:p>
          </table:table-cell>
          <table:table-cell table:formula="of:=IF([.D106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16: Wraith_(Yuri_Watanabe) AND Tombstone_(character)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Mildly Unexpected</text:p>
          </table:table-cell>
          <table:table-cell table:number-columns-repeated="2" office:value-type="string">
            <text:p>0,5</text:p>
          </table:table-cell>
          <table:table-cell table:formula="of:=IF([.C107]=&quot;Yes&quot;;1;0)" office:value-type="float" office:value="1">
            <text:p>1</text:p>
          </table:table-cell>
          <table:table-cell table:formula="of:=IF([.D107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16: Wraith_(Yuri_Watanabe) AND Tombstone_(character)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108]=&quot;Yes&quot;;1;0)" office:value-type="float" office:value="0">
            <text:p>0</text:p>
          </table:table-cell>
          <table:table-cell table:formula="of:=IF([.D108]=&quot;Yes&quot;;1;0)" office:value-type="float" office:value="0">
            <text:p>0</text:p>
          </table:table-cell>
        </table:table-row>
        <table:table-row table:style-name="ro1">
          <table:table-cell office:value-type="string">
            <text:p>Entity Pair 116: Wraith_(Yuri_Watanabe) AND Tombstone_(character)</text:p>
          </table:table-cell>
          <table:table-cell office:value-type="string">
            <text:p>Anonymous User 3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Mildly Unexpected</text:p>
          </table:table-cell>
          <table:table-cell table:number-columns-repeated="2" office:value-type="float" office:value="0">
            <text:p>0</text:p>
          </table:table-cell>
          <table:table-cell table:formula="of:=IF([.C109]=&quot;Yes&quot;;1;0)" office:value-type="float" office:value="1">
            <text:p>1</text:p>
          </table:table-cell>
          <table:table-cell table:formula="of:=IF([.D109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7: Venom_(2018_film) AND Matthias_Schoenaerts</text:p>
          </table:table-cell>
          <table:table-cell office:value-type="string">
            <text:p>Anonymous User 1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110]=&quot;Yes&quot;;1;0)" office:value-type="float" office:value="0">
            <text:p>0</text:p>
          </table:table-cell>
          <table:table-cell table:formula="of:=IF([.D110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7: Venom_(2018_film) AND Matthias_Schoenaerts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111]=&quot;Yes&quot;;1;0)" office:value-type="float" office:value="0">
            <text:p>0</text:p>
          </table:table-cell>
          <table:table-cell table:formula="of:=IF([.D111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7: Venom_(2018_film) AND Matthias_Schoenaerts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12]=&quot;Yes&quot;;1;0)" office:value-type="float" office:value="1">
            <text:p>1</text:p>
          </table:table-cell>
          <table:table-cell table:formula="of:=IF([.D112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118: Brent_Venables AND Oklahoma_Sooners_football</text:p>
          </table:table-cell>
          <table:table-cell office:value-type="string">
            <text:p>Anonymous User 1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Mildly Unexpected</text:p>
          </table:table-cell>
          <table:table-cell table:number-columns-repeated="2" office:value-type="string">
            <text:p>0,5</text:p>
          </table:table-cell>
          <table:table-cell table:formula="of:=IF([.C113]=&quot;Yes&quot;;1;0)" office:value-type="float" office:value="1">
            <text:p>1</text:p>
          </table:table-cell>
          <table:table-cell table:formula="of:=IF([.D113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8: Brent_Venables AND Oklahoma_Sooners_football</text:p>
          </table:table-cell>
          <table:table-cell office:value-type="string">
            <text:p>Anonymous User 2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14]=&quot;Yes&quot;;1;0)" office:value-type="float" office:value="1">
            <text:p>1</text:p>
          </table:table-cell>
          <table:table-cell table:formula="of:=IF([.D114]=&quot;Yes&quot;;1;0)" office:value-type="float" office:value="1">
            <text:p>1</text:p>
          </table:table-cell>
        </table:table-row>
        <table:table-row table:style-name="ro2">
          <table:table-cell office:value-type="string">
            <text:p>Entity Pair 118: Brent_Venables AND Oklahoma_Sooners_football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115]=&quot;Yes&quot;;1;0)" office:value-type="float" office:value="0">
            <text:p>0</text:p>
          </table:table-cell>
          <table:table-cell table:formula="of:=IF([.D115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9: Rinku_Singh_(cricketer) AND Shreyas_Iyer</text:p>
          </table:table-cell>
          <table:table-cell office:value-type="string">
            <text:p>Anonymous User 1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116]=&quot;Yes&quot;;1;0)" office:value-type="float" office:value="0">
            <text:p>0</text:p>
          </table:table-cell>
          <table:table-cell table:formula="of:=IF([.D116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9: Rinku_Singh_(cricketer) AND Shreyas_Iyer</text:p>
          </table:table-cell>
          <table:table-cell office:value-type="string">
            <text:p>Anonymous User 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Mildly Unexpected</text:p>
          </table:table-cell>
          <table:table-cell table:number-columns-repeated="2" office:value-type="float" office:value="1">
            <text:p>1</text:p>
          </table:table-cell>
          <table:table-cell table:formula="of:=IF([.C117]=&quot;Yes&quot;;1;0)" office:value-type="float" office:value="1">
            <text:p>1</text:p>
          </table:table-cell>
          <table:table-cell table:formula="of:=IF([.D117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19: Rinku_Singh_(cricketer) AND Shreyas_Iyer</text:p>
          </table:table-cell>
          <table:table-cell office:value-type="string">
            <text:p>Anonymous User 3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No</text:p>
          </table:table-cell>
          <table:table-cell office:value-type="string">
            <text:p>Irrelevant</text:p>
          </table:table-cell>
          <table:table-cell office:value-type="string">
            <text:p>Unexpected</text:p>
          </table:table-cell>
          <table:table-cell office:value-type="string">
            <text:p>0,5</text:p>
          </table:table-cell>
          <table:table-cell office:value-type="string">
            <text:p>0,7</text:p>
          </table:table-cell>
          <table:table-cell table:formula="of:=IF([.C118]=&quot;Yes&quot;;1;0)" office:value-type="float" office:value="0">
            <text:p>0</text:p>
          </table:table-cell>
          <table:table-cell table:formula="of:=IF([.D118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20: Crooked_House_(film) AND Gemma_Arterton</text:p>
          </table:table-cell>
          <table:table-cell office:value-type="string">
            <text:p>Anonymous User 1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119]=&quot;Yes&quot;;1;0)" office:value-type="float" office:value="0">
            <text:p>0</text:p>
          </table:table-cell>
          <table:table-cell table:formula="of:=IF([.D119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20: Crooked_House_(film) AND Gemma_Arterton</text:p>
          </table:table-cell>
          <table:table-cell office:value-type="string">
            <text:p>Anonymous User 2</text:p>
          </table:table-cell>
          <table:table-cell office:value-type="string">
            <text:p>No</text:p>
          </table:table-cell>
          <table:table-cell office:value-type="string">
            <text:p>DOES NOT APPLY</text:p>
          </table:table-cell>
          <table:table-cell office:value-type="string">
            <text:p>Yes</text:p>
          </table:table-cell>
          <table:table-cell office:value-type="string">
            <text:p>Serendipitous</text:p>
          </table:table-cell>
          <table:table-cell office:value-type="string">
            <text:p>Unexpected</text:p>
          </table:table-cell>
          <table:table-cell office:value-type="float" office:value="1">
            <text:p>1</text:p>
          </table:table-cell>
          <table:table-cell office:value-type="string">
            <text:p>1,2</text:p>
          </table:table-cell>
          <table:table-cell table:formula="of:=IF([.C120]=&quot;Yes&quot;;1;0)" office:value-type="float" office:value="0">
            <text:p>0</text:p>
          </table:table-cell>
          <table:table-cell table:formula="of:=IF([.D120]=&quot;Yes&quot;;1;0)" office:value-type="float" office:value="0">
            <text:p>0</text:p>
          </table:table-cell>
        </table:table-row>
        <table:table-row table:style-name="ro2">
          <table:table-cell office:value-type="string">
            <text:p>Entity Pair 120: Crooked_House_(film) AND Gemma_Arterton</text:p>
          </table:table-cell>
          <table:table-cell office:value-type="string">
            <text:p>Anonymous User 3</text:p>
          </table:table-cell>
          <table:table-cell table:number-columns-repeated="2" office:value-type="string">
            <text:p>Yes</text:p>
          </table:table-cell>
          <table:table-cell office:value-type="string">
            <text:p>DOES NOT APPLY</text:p>
          </table:table-cell>
          <table:table-cell office:value-type="string">
            <text:p>Too obvious</text:p>
          </table:table-cell>
          <table:table-cell office:value-type="string">
            <text:p>Expected</text:p>
          </table:table-cell>
          <table:table-cell table:number-columns-repeated="2" office:value-type="float" office:value="0">
            <text:p>0</text:p>
          </table:table-cell>
          <table:table-cell table:formula="of:=IF([.C121]=&quot;Yes&quot;;1;0)" office:value-type="float" office:value="1">
            <text:p>1</text:p>
          </table:table-cell>
          <table:table-cell table:formula="of:=IF([.D121]=&quot;Yes&quot;;1;0)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3">13/04/2025</text:date>, <text:time>15:3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5S</meta:editing-duration>
    <meta:editing-cycles>3</meta:editing-cycles>
    <meta:generator>OpenOffice/4.1.7$Win32 OpenOffice.org_project/417m1$Build-9800</meta:generator>
    <dc:date>2025-04-13T15:31:35.09</dc:date>
    <meta:document-statistic meta:table-count="3" meta:cell-count="1331" meta:object-count="0"/>
    <meta:user-defined meta:name="Info 1"/>
    <meta:user-defined meta:name="Info 2"/>
    <meta:user-defined meta:name="Info 3"/>
    <meta:user-defined meta:name="Info 4"/>
  </office:meta>
</office:document-meta>
</file>